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eomanist" svg:font-family="geomanist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21be" officeooo:paragraph-rsid="001a21be"/>
    </style:style>
    <style:style style:name="P2" style:family="paragraph" style:parent-style-name="Standard">
      <style:text-properties officeooo:rsid="001a21be" officeooo:paragraph-rsid="001a3869"/>
    </style:style>
    <style:style style:name="P3" style:family="paragraph" style:parent-style-name="Standard">
      <style:text-properties officeooo:rsid="001a21be" officeooo:paragraph-rsid="001b0dd0"/>
    </style:style>
    <style:style style:name="P4" style:family="paragraph" style:parent-style-name="Standard">
      <style:text-properties officeooo:rsid="001a21be" officeooo:paragraph-rsid="001bffed"/>
    </style:style>
    <style:style style:name="P5" style:family="paragraph" style:parent-style-name="Standard">
      <style:text-properties officeooo:rsid="001a21be" officeooo:paragraph-rsid="002538e0"/>
    </style:style>
    <style:style style:name="P6" style:family="paragraph" style:parent-style-name="Standard">
      <style:text-properties fo:font-weight="bold" officeooo:rsid="001a21be" officeooo:paragraph-rsid="001a21be" style:font-weight-asian="bold" style:font-weight-complex="bold"/>
    </style:style>
    <style:style style:name="P7" style:family="paragraph" style:parent-style-name="Standard">
      <style:text-properties fo:font-weight="bold" officeooo:rsid="00293dfa" officeooo:paragraph-rsid="00293dfa" style:font-weight-asian="bold" style:font-weight-complex="bold"/>
    </style:style>
    <style:style style:name="P8" style:family="paragraph" style:parent-style-name="Standard">
      <style:text-properties officeooo:rsid="0020e393" officeooo:paragraph-rsid="0020e393"/>
    </style:style>
    <style:style style:name="P9" style:family="paragraph" style:parent-style-name="Standard">
      <style:text-properties officeooo:rsid="0020e393" officeooo:paragraph-rsid="002538e0"/>
    </style:style>
    <style:style style:name="P10" style:family="paragraph" style:parent-style-name="Standard">
      <style:text-properties officeooo:rsid="0026fda4" officeooo:paragraph-rsid="0026fda4"/>
    </style:style>
    <style:style style:name="P11" style:family="paragraph" style:parent-style-name="Standard">
      <style:text-properties officeooo:rsid="00293dfa" officeooo:paragraph-rsid="00293dfa"/>
    </style:style>
    <style:style style:name="P12" style:family="paragraph" style:parent-style-name="Standard">
      <style:text-properties officeooo:rsid="003844fc" officeooo:paragraph-rsid="003844fc"/>
    </style:style>
    <style:style style:name="P13" style:family="paragraph" style:parent-style-name="Standard">
      <style:text-properties officeooo:rsid="0039d4bf" officeooo:paragraph-rsid="0039d4bf"/>
    </style:style>
    <style:style style:name="P14" style:family="paragraph" style:parent-style-name="Standard">
      <style:text-properties officeooo:rsid="003aa0e0" officeooo:paragraph-rsid="003aa0e0"/>
    </style:style>
    <style:style style:name="P15" style:family="paragraph" style:parent-style-name="Standard">
      <style:paragraph-properties style:writing-mode="lr-tb"/>
      <style:text-properties officeooo:rsid="001a21be" officeooo:paragraph-rsid="001a3869"/>
    </style:style>
    <style:style style:name="P16" style:family="paragraph" style:parent-style-name="Standard">
      <style:paragraph-properties style:writing-mode="lr-tb"/>
      <style:text-properties officeooo:rsid="00293dfa" officeooo:paragraph-rsid="00293dfa"/>
    </style:style>
    <style:style style:name="P17" style:family="paragraph" style:parent-style-name="Standard">
      <style:paragraph-properties style:writing-mode="lr-tb"/>
      <style:text-properties officeooo:rsid="00293dfa" officeooo:paragraph-rsid="002d98dd"/>
    </style:style>
    <style:style style:name="P18" style:family="paragraph" style:parent-style-name="Standard">
      <style:paragraph-properties style:writing-mode="lr-tb"/>
      <style:text-properties fo:font-weight="bold" officeooo:rsid="002d98dd" officeooo:paragraph-rsid="002d98dd" style:font-weight-asian="bold" style:font-weight-complex="bold"/>
    </style:style>
    <style:style style:name="P19" style:family="paragraph" style:parent-style-name="Standard">
      <style:paragraph-properties fo:break-before="page"/>
      <style:text-properties officeooo:rsid="0026fda4" officeooo:paragraph-rsid="0026fda4"/>
    </style:style>
    <style:style style:name="T1" style:family="text">
      <style:text-properties fo:font-variant="normal" fo:text-transform="none" fo:color="#43464b" style:font-name="Liberation Serif" fo:font-size="12pt" fo:letter-spacing="normal" fo:font-style="normal" fo:font-weight="bold" officeooo:rsid="001a3869" style:font-size-asian="12pt" style:font-weight-asian="bold" style:font-size-complex="12pt" style:font-weight-complex="bold" fo:padding="0cm" fo:border="none"/>
    </style:style>
    <style:style style:name="T2" style:family="text">
      <style:text-properties fo:font-variant="normal" fo:text-transform="none" fo:color="#43464b" style:font-name="Liberation Serif" fo:font-size="12pt" fo:letter-spacing="normal" fo:font-style="normal" fo:font-weight="bold" officeooo:rsid="001b0dd0" style:font-size-asian="12pt" style:font-weight-asian="bold" style:font-size-complex="12pt" style:font-weight-complex="bold" fo:padding="0cm" fo:border="none"/>
    </style:style>
    <style:style style:name="T3" style:family="text">
      <style:text-properties fo:font-variant="normal" fo:text-transform="none" fo:color="#43464b" style:font-name="Liberation Serif" fo:font-size="12pt" fo:letter-spacing="normal" fo:font-style="normal" fo:font-weight="bold" officeooo:rsid="001bffed" style:font-size-asian="12pt" style:font-weight-asian="bold" style:font-size-complex="12pt" style:font-weight-complex="bold" fo:padding="0cm" fo:border="none"/>
    </style:style>
    <style:style style:name="T4" style:family="text">
      <style:text-properties fo:font-variant="normal" fo:text-transform="none" fo:color="#43464b" style:font-name="Liberation Serif" fo:font-size="12pt" fo:letter-spacing="normal" fo:font-style="normal" fo:font-weight="bold" officeooo:rsid="001cedfb" style:font-size-asian="12pt" style:font-weight-asian="bold" style:font-size-complex="12pt" style:font-weight-complex="bold" fo:padding="0cm" fo:border="none"/>
    </style:style>
    <style:style style:name="T5" style:family="text">
      <style:text-properties fo:font-variant="normal" fo:text-transform="none" fo:color="#43464b" style:font-name="Liberation Serif" fo:font-size="12pt" fo:letter-spacing="normal" fo:font-style="normal" fo:font-weight="bold" officeooo:rsid="001e30e9" style:font-size-asian="12pt" style:font-weight-asian="bold" style:font-size-complex="12pt" style:font-weight-complex="bold" fo:padding="0cm" fo:border="none"/>
    </style:style>
    <style:style style:name="T6" style:family="text">
      <style:text-properties fo:font-variant="normal" fo:text-transform="none" fo:color="#43464b" style:font-name="Liberation Serif" fo:font-size="12pt" fo:letter-spacing="normal" fo:font-style="normal" fo:font-weight="bold" officeooo:rsid="001f2977" style:font-size-asian="12pt" style:font-weight-asian="bold" style:font-size-complex="12pt" style:font-weight-complex="bold" fo:padding="0cm" fo:border="none"/>
    </style:style>
    <style:style style:name="T7" style:family="text">
      <style:text-properties fo:font-variant="normal" fo:text-transform="none" fo:color="#43464b" style:font-name="Liberation Serif" fo:font-size="12pt" fo:letter-spacing="normal" fo:font-style="normal" fo:font-weight="bold" officeooo:rsid="0020e393" style:font-size-asian="12pt" style:font-weight-asian="bold" style:font-size-complex="12pt" style:font-weight-complex="bold" fo:padding="0cm" fo:border="none"/>
    </style:style>
    <style:style style:name="T8" style:family="text">
      <style:text-properties fo:font-variant="normal" fo:text-transform="none" fo:color="#43464b" style:font-name="Liberation Serif" fo:font-size="12pt" fo:letter-spacing="normal" fo:font-style="normal" fo:font-weight="normal" style:font-size-asian="12pt" style:font-weight-asian="normal" style:font-size-complex="12pt" style:font-weight-complex="normal" fo:padding="0cm" fo:border="none"/>
    </style:style>
    <style:style style:name="T9" style:family="text">
      <style:text-properties fo:font-variant="normal" fo:text-transform="none" fo:color="#43464b" style:font-name="Liberation Serif" fo:font-size="12pt" fo:letter-spacing="normal" fo:font-style="normal" fo:font-weight="normal" officeooo:rsid="001a3869" style:font-size-asian="12pt" style:font-weight-asian="normal" style:font-size-complex="12pt" style:font-weight-complex="normal" fo:padding="0cm" fo:border="none"/>
    </style:style>
    <style:style style:name="T10" style:family="text">
      <style:text-properties fo:font-variant="normal" fo:text-transform="none" fo:color="#43464b" style:font-name="Liberation Serif" fo:font-size="12pt" fo:letter-spacing="normal" fo:font-style="normal" fo:font-weight="normal" officeooo:rsid="001b0dd0" style:font-size-asian="12pt" style:font-weight-asian="normal" style:font-size-complex="12pt" style:font-weight-complex="normal" fo:padding="0cm" fo:border="none"/>
    </style:style>
    <style:style style:name="T11" style:family="text">
      <style:text-properties fo:font-variant="normal" fo:text-transform="none" fo:color="#43464b" style:font-name="Liberation Serif" fo:font-size="12pt" fo:letter-spacing="normal" fo:font-style="normal" fo:font-weight="normal" officeooo:rsid="001bffed" style:font-size-asian="12pt" style:font-weight-asian="normal" style:font-size-complex="12pt" style:font-weight-complex="normal" fo:padding="0cm" fo:border="none"/>
    </style:style>
    <style:style style:name="T12" style:family="text">
      <style:text-properties fo:font-variant="normal" fo:text-transform="none" fo:color="#43464b" style:font-name="Liberation Serif" fo:font-size="12pt" fo:letter-spacing="normal" fo:font-style="normal" fo:font-weight="normal" officeooo:rsid="001cedfb" style:font-size-asian="12pt" style:font-weight-asian="normal" style:font-size-complex="12pt" style:font-weight-complex="normal" fo:padding="0cm" fo:border="none"/>
    </style:style>
    <style:style style:name="T13" style:family="text">
      <style:text-properties fo:font-variant="normal" fo:text-transform="none" fo:color="#43464b" style:font-name="Liberation Serif" fo:font-size="12pt" fo:letter-spacing="normal" fo:font-style="normal" fo:font-weight="normal" officeooo:rsid="002538e0" style:font-size-asian="12pt" style:font-weight-asian="normal" style:font-size-complex="12pt" style:font-weight-complex="normal" fo:padding="0cm" fo:border="none"/>
    </style:style>
    <style:style style:name="T14" style:family="text">
      <style:text-properties fo:font-weight="bold" officeooo:rsid="0023d7ea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1a63fd"/>
    </style:style>
    <style:style style:name="T17" style:family="text">
      <style:text-properties officeooo:rsid="0023d7ea"/>
    </style:style>
    <style:style style:name="T18" style:family="text">
      <style:text-properties officeooo:rsid="002a49ea"/>
    </style:style>
    <style:style style:name="T19" style:family="text">
      <style:text-properties officeooo:rsid="002d98dd"/>
    </style:style>
    <style:style style:name="T20" style:family="text">
      <style:text-properties officeooo:rsid="002f8ea1"/>
    </style:style>
    <style:style style:name="T21" style:family="text">
      <style:text-properties officeooo:rsid="0030ac71"/>
    </style:style>
    <style:style style:name="T22" style:family="text">
      <style:text-properties officeooo:rsid="0032ec83"/>
    </style:style>
    <style:style style:name="T23" style:family="text">
      <style:text-properties officeooo:rsid="00363fd4"/>
    </style:style>
    <style:style style:name="T24" style:family="text">
      <style:text-properties officeooo:rsid="003693de"/>
    </style:style>
    <style:style style:name="T25" style:family="text">
      <style:text-properties officeooo:rsid="003844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earch <text:span text:style-name="T16">E</text:span>ngine <text:span text:style-name="T16">O</text:span>ptimization (SEO)</text:p>
      <text:p text:style-name="P1"/>
      <text:p text:style-name="P1"><text:span text:style-name="Strong_20_Emphasis"><text:span text:style-name="T8">SEO é o processo de otimização do seu conteúdo online, para que os motore</text:span></text:span><text:span text:style-name="Strong_20_Emphasis"><text:span text:style-name="T9">s </text:span></text:span><text:span text:style-name="Strong_20_Emphasis"><text:span text:style-name="T8">de busca gostem de mostrá-lo como um dos melhores resultados para as buscas de uma certa palavra-chave.</text:span></text:span></text:p>
      <text:p text:style-name="P1"/>
      <text:p text:style-name="P2"><text:span text:style-name="Strong_20_Emphasis"><text:span text:style-name="T1">Black Hat SEO</text:span></text:span><text:span text:style-name="Strong_20_Emphasis"><text:span text:style-name="T9"> – Usar técnicas para destacar a página nos motores de busca sem levar em conta o conteúdo disponibilizado para o usuário. Resultam em páginas com conteúdo de baixa qualidade e cheias de spam. Geralmente atingem a primeira página dos motores de busca rapidamente mas costumam ser penalizadas ou banidas, resultando em uma prática pouco recomendada para negócios de longo prazo.</text:span></text:span></text:p>
      <text:p text:style-name="P2"><text:span text:style-name="Strong_20_Emphasis"><text:span text:style-name="T9">Técnicas reconhecidas como Black Hat:</text:span></text:span></text:p>
      <text:p text:style-name="P3"><text:span text:style-name="Strong_20_Emphasis"><text:span text:style-name="T10">- </text:span></text:span><text:span text:style-name="Strong_20_Emphasis"><text:span text:style-name="T2">Inserir palavras-chave repetidamente</text:span></text:span><text:span text:style-name="Strong_20_Emphasis"><text:span text:style-name="T10"> para aumentar a densidade e relevância delas numa página;</text:span></text:span></text:p>
      <text:p text:style-name="P3"><text:span text:style-name="Strong_20_Emphasis"><text:span text:style-name="T10">- Inserir </text:span></text:span><text:span text:style-name="Strong_20_Emphasis"><text:span text:style-name="T2">texto invisível</text:span></text:span><text:span text:style-name="Strong_20_Emphasis"><text:span text:style-name="T10"> ao usuário, mas direcionados aos motores de busca;</text:span></text:span></text:p>
      <text:p text:style-name="P15"><text:span text:style-name="Strong_20_Emphasis"><text:span text:style-name="T9">- </text:span></text:span><text:span text:style-name="Strong_20_Emphasis"><text:span text:style-name="T3">Duplicação e cópia</text:span></text:span><text:span text:style-name="Strong_20_Emphasis"><text:span text:style-name="T11"> de conteúdo com copyright sem dar o devido crédito;</text:span></text:span></text:p>
      <text:p text:style-name="P4"><text:span text:style-name="Strong_20_Emphasis"><text:span text:style-name="T11">- Usar redirecionamento de IP (</text:span></text:span><text:span text:style-name="Strong_20_Emphasis"><text:span text:style-name="T3">cloaking</text:span></text:span><text:span text:style-name="Strong_20_Emphasis"><text:span text:style-name="T11">) ou redirecionamento via script (</text:span></text:span><text:span text:style-name="Strong_20_Emphasis"><text:span text:style-name="T3">doorway page</text:span></text:span><text:span text:style-name="Strong_20_Emphasis"><text:span text:style-name="T11">) para mostrar um conteúdo para os motores de busca e outro para os usuários;</text:span></text:span></text:p>
      <text:p text:style-name="P4"><text:span text:style-name="Strong_20_Emphasis"><text:span text:style-name="T11">- </text:span></text:span><text:span text:style-name="Strong_20_Emphasis"><text:span text:style-name="T4">Link </text:span></text:span><text:span text:style-name="Strong_20_Emphasis"><text:span text:style-name="T6">F</text:span></text:span><text:span text:style-name="Strong_20_Emphasis"><text:span text:style-name="T4">arms e Private </text:span></text:span><text:span text:style-name="Strong_20_Emphasis"><text:span text:style-name="T5">B</text:span></text:span><text:span text:style-name="Strong_20_Emphasis"><text:span text:style-name="T4">log </text:span></text:span><text:span text:style-name="Strong_20_Emphasis"><text:span text:style-name="T5">N</text:span></text:span><text:span text:style-name="Strong_20_Emphasis"><text:span text:style-name="T4">etwork</text:span></text:span><text:span text:style-name="Strong_20_Emphasis"><text:span text:style-name="T12">: criação de sites e blogs com links mútuos para aumentar a visibilidade nos motores de busca.</text:span></text:span></text:p>
      <text:p text:style-name="P4"/>
      <text:p text:style-name="P5"><text:span text:style-name="Strong_20_Emphasis"><text:span text:style-name="T7">Write Hat</text:span></text:span><text:span text:style-name="Strong_20_Emphasis"><text:span text:style-name="T1"> SEO</text:span></text:span><text:span text:style-name="Strong_20_Emphasis"><text:span text:style-name="T9"> – </text:span></text:span><text:span text:style-name="Strong_20_Emphasis"><text:span text:style-name="T13">Usam técnicas que visam melhorar o conteúdo semântico da página, primando pela qualidade e acessibilidade do conteúdo, resultando em uma posição alta no ranking dos sistemas de busca. É a conduta SEO indicada do ponto de vista ético e de longo prazo.</text:span></text:span></text:p>
      <text:p text:style-name="P9"><text:span text:style-name="Strong_20_Emphasis"><text:span text:style-name="T9">Técnicas reconhecidas como</text:span></text:span><text:span text:style-name="T15"> Write Hat:</text:span></text:p>
      <text:p text:style-name="P8">- <text:span text:style-name="T17">Usar </text:span><text:span text:style-name="T14">títulos pequenos único e relevante</text:span><text:span text:style-name="T17"> ao conteúdo do site;</text:span></text:p>
      <text:p text:style-name="P8">- <text:span text:style-name="T17">Apresentar </text:span><text:span text:style-name="T14">conteúdo relevante</text:span><text:span text:style-name="T17"> à proposta do site;</text:span></text:p>
      <text:p text:style-name="P8">- <text:span text:style-name="T14">Descrição ‘meta’</text:span><text:span text:style-name="T17"> relevante e sem excessos de no máximo 160 caracteres;</text:span></text:p>
      <text:p text:style-name="P8">- <text:span text:style-name="T17">As páginas dever ser preferencialmente </text:span><text:span text:style-name="T14">acessíveis via links tradicionais</text:span><text:span text:style-name="T17"> ao invés de scripts;</text:span></text:p>
      <text:p text:style-name="P8">- <text:span text:style-name="T17">permitir que os spiders dos motores de busca naveguem pelo site livremente, sem a necessidade de lhe dar com sessões ou cookies;</text:span></text:p>
      <text:p text:style-name="P8">- <text:span text:style-name="T17">Participação em </text:span><text:span text:style-name="T14">webrings</text:span><text:span text:style-name="T17"> é aceita, desde que sejam sites independentes e condizentes nos tópicos abordados.</text:span></text:p>
      <text:p text:style-name="P8"/>
      <text:p text:style-name="P7">Fatores de ranqueamento do Google:</text:p>
      <text:p text:style-name="P11"/>
      <text:p text:style-name="P11">Como o algoritmo do Google é fechado, os fatores de ranqueamento são, em alguns casos, especulativos: </text:p>
      <text:p text:style-name="P11"/>
      <text:p text:style-name="P18">Nível de domínio</text:p>
      <text:p text:style-name="P16">- Idade do domínio e tempo em que ele está reservado futuramente para a mesma empresa;</text:p>
      <text:p text:style-name="P16">- Palavra chave aparecendo no próprio domínio ou subdomínio;</text:p>
      <text:p text:style-name="P16">- <text:span text:style-name="T18">Extensões de domínio específicas de países(.br, .pt, .jp etc) elevam o ranking para aquele país, mas pode penalizar o mesmo a nível global.</text:span></text:p>
      <text:p text:style-name="P16"/>
      <text:p text:style-name="P16"/>
      <text:p text:style-name="P18">Nível de página</text:p>
      <text:p text:style-name="P17">- <text:span text:style-name="T18">Palavras-chave no título da página;</text:span></text:p>
      <text:p text:style-name="P17">- <text:span text:style-name="T19">Palavras-chave aparecendo no H1/H2/H3 da página;</text:span></text:p>
      <text:p text:style-name="P17">- <text:span text:style-name="T20">Frequência alta de determinada palavra-chave no texto é um fator de relevância sobre tal assunto;</text:span></text:p>
      <text:p text:style-name="P17">- <text:span text:style-name="T20">Velocidade de carregamento da página, tanto pelo spider, quanto pelos dados dos usuários do Google Chrome;</text:span></text:p>
      <text:p text:style-name="P17">-<text:span text:style-name="T21">Imagens com nomes relevantes e atributos ‘alt’. Presença vídeos e imagens são usados como </text:span><text:soft-page-break/><text:span text:style-name="T21">indicador de qualidade de conteúdo;</text:span></text:p>
      <text:p text:style-name="P17">- <text:span text:style-name="T21">Data, frequência e quantidade de dados atualizados no conteúdo (páginas mais recentes ganham pontos no ranqueamento, especialmente para conteúdos sensíveis ao tempo);</text:span></text:p>
      <text:p text:style-name="P17">- <text:span text:style-name="T22">Palavras-chave aparecendo nas primeiras 100 palavras do texto da página;</text:span></text:p>
      <text:p text:style-name="P17">- <text:span text:style-name="T23">Link para fontes externas confiáveis e compatíveis com o tema da página;</text:span></text:p>
      <text:p text:style-name="P17">- <text:span text:style-name="T24">Páginas de referência forte apontando para o seu site;</text:span></text:p>
      <text:p text:style-name="P17">- <text:span text:style-name="T25">Páginas com erros de HTML e <text:s/>que não passam na validação W3C são penalizadas (indicador de baixa qualidade);</text:span></text:p>
      <text:p text:style-name="P17">-</text:p>
      <text:p text:style-name="P19"><text:a xlink:type="simple" xlink:href="https://static.googleusercontent.com/media/www.google.com/pt-BR//webmasters/docs/search-engine-optimization-starter-guide.pdf" text:style-name="Internet_20_link" text:visited-style-name="Visited_20_Internet_20_Link">https://static.googleusercontent.com/media/www.google.com/pt-BR//webmasters/docs/search-engine-optimization-starter-guide.pdf</text:a></text:p>
      <text:p text:style-name="P10"/>
      <text:p text:style-name="P12"><text:a xlink:type="simple" xlink:href="http://backlinko.com/google-ranking-factors" text:style-name="Internet_20_link" text:visited-style-name="Visited_20_Internet_20_Link">http://backlinko.com/google-ranking-factors</text:a></text:p>
      <text:p text:style-name="P13"/>
      <text:p text:style-name="P14">https://static.googleusercontent.com/media/www.google.com/pt-BR//insidesearch/howsearchworks/assets/searchqualityevaluatorguidelines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geomanist" svg:font-family="geomanist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0:29:30.325000000</meta:creation-date>
    <dc:date>2017-06-20T17:27:34.801000000</dc:date>
    <meta:editing-duration>PT6H42M39S</meta:editing-duration>
    <meta:editing-cycles>31</meta:editing-cycles>
    <meta:generator>LibreOffice/4.3.3.2$Windows_x86 LibreOffice_project/9bb7eadab57b6755b1265afa86e04bf45fbfc644</meta:generator>
    <meta:document-statistic meta:table-count="0" meta:image-count="0" meta:object-count="0" meta:page-count="3" meta:paragraph-count="38" meta:word-count="544" meta:character-count="3655" meta:non-whitespace-character-count="3145"/>
  </office:meta>
</office:document-meta>
</file>